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palatino linotype', palatino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0ecc9" officeooo:paragraph-rsid="0000ecc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0ecc9" officeooo:paragraph-rsid="0000ecc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00ecc9" officeooo:paragraph-rsid="0000ecc9" style:font-size-asian="15.75pt" style:font-weight-asian="bold" style:font-size-complex="18pt" style:font-weight-complex="bold"/>
    </style:style>
    <style:style style:name="P4" style:family="paragraph" style:parent-style-name="Text_20_body">
      <style:paragraph-properties style:line-height-at-least="0.635cm" fo:widows="1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fo:letter-spacing="normal" officeooo:paragraph-rsid="0000ecc9"/>
    </style:style>
    <style:style style:name="P6" style:family="paragraph" style:parent-style-name="Text_20_body">
      <style:paragraph-properties fo:margin-left="0cm" fo:margin-right="0cm" fo:margin-top="0cm" fo:margin-bottom="0.397cm" loext:contextual-spacing="false" style:line-height-at-least="0.635cm" fo:widows="1" fo:text-indent="0cm" style:auto-text-indent="false"/>
      <style:text-properties fo:font-variant="normal" fo:text-transform="none" fo:color="#000000" style:font-name="georgia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397cm" loext:contextual-spacing="false" style:line-height-at-least="0.635cm" fo:text-align="end" style:justify-single-word="false" fo:widows="1" fo:text-indent="0cm" style:auto-text-indent="false"/>
      <style:text-properties fo:font-variant="normal" fo:text-transform="none" fo:color="#000000" style:font-name="georgia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397cm" loext:contextual-spacing="false" style:line-height-at-least="0.635cm" fo:widows="1" fo:text-indent="0cm" style:auto-text-indent="false"/>
      <style:text-properties fo:font-variant="normal" fo:text-transform="none" fo:color="#000000" style:font-name="georgia" fo:font-size="12pt" fo:letter-spacing="normal" fo:font-style="normal" fo:font-weight="normal" officeooo:rsid="0000ecc9" officeooo:paragraph-rsid="0000ecc9"/>
    </style:style>
    <style:style style:name="P9" style:family="paragraph" style:parent-style-name="Text_20_body">
      <style:paragraph-properties fo:margin-left="0cm" fo:margin-right="0cm" fo:margin-top="0cm" fo:margin-bottom="0.397cm" loext:contextual-spacing="false" style:line-height-at-least="0.635cm" fo:widows="1" fo:text-indent="0cm" style:auto-text-indent="false"/>
      <style:text-properties fo:font-variant="normal" fo:text-transform="none" fo:color="#000000" fo:letter-spacing="normal" officeooo:rsid="0000ecc9" officeooo:paragraph-rsid="0000ecc9"/>
    </style:style>
    <style:style style:name="P10" style:family="paragraph" style:parent-style-name="Text_20_body">
      <style:paragraph-properties fo:margin-left="0cm" fo:margin-right="0cm" fo:margin-top="0cm" fo:margin-bottom="0.397cm" loext:contextual-spacing="false" style:line-height-at-least="0.635cm" fo:widows="1" fo:text-indent="0cm" style:auto-text-indent="false"/>
      <style:text-properties fo:font-variant="normal" fo:text-transform="none" fo:color="#000000" fo:letter-spacing="normal"/>
    </style:style>
    <style:style style:name="P11" style:family="paragraph" style:parent-style-name="Text_20_body">
      <style:paragraph-properties fo:margin-left="0cm" fo:margin-right="0cm" fo:margin-top="0cm" fo:margin-bottom="0.397cm" loext:contextual-spacing="false" style:line-height-at-least="0.635cm" fo:widows="1" fo:text-indent="0cm" style:auto-text-indent="false"/>
      <style:text-properties fo:font-variant="normal" fo:text-transform="none" fo:color="#000000" fo:letter-spacing="normal" officeooo:paragraph-rsid="0000ecc9"/>
    </style:style>
    <style:style style:name="P12" style:family="paragraph" style:parent-style-name="Text_20_body">
      <style:paragraph-properties fo:margin-left="0cm" fo:margin-right="0cm" fo:margin-top="0cm" fo:margin-bottom="0.397cm" loext:contextual-spacing="false" style:line-height-at-least="0.635cm" fo:widows="1" fo:text-indent="0cm" style:auto-text-indent="false"/>
      <style:text-properties fo:font-variant="normal" fo:text-transform="none" fo:color="#444444" style:font-name="georgia" fo:font-size="12pt" fo:letter-spacing="normal" fo:font-style="normal" fo:font-weight="normal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0ecc9"/>
    </style:style>
    <style:style style:name="T2" style:family="text">
      <style:text-properties fo:color="#000000"/>
    </style:style>
    <style:style style:name="T3" style:family="text">
      <style:text-properties fo:color="#000000" officeooo:rsid="0000ecc9"/>
    </style:style>
    <style:style style:name="T4" style:family="text">
      <style:text-properties style:font-name="georgia" fo:font-size="12pt" fo:font-style="normal" fo:font-weight="normal"/>
    </style:style>
    <style:style style:name="T5" style:family="text">
      <style:text-properties style:font-name="georgia" fo:font-size="12pt" fo:font-style="normal" fo:font-weight="normal" officeooo:rsid="0000ecc9" style:font-size-asian="15.75pt" style:font-weight-asian="bold" style:font-size-complex="18pt" style:font-weight-complex="bold"/>
    </style:style>
    <style:style style:name="T6" style:family="text">
      <style:text-properties style:font-name="georgia" fo:font-size="12pt" fo:font-style="normal" fo:font-weight="normal" officeooo:rsid="0000ec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ta de agradecimiento SOS</text:p>
      <text:p text:style-name="P2"/>
      <text:p text:style-name="P5"><text:span text:style-name="T5">Empresa : </text:span></text:p>
      <text:p text:style-name="P9"><text:span text:style-name="T4">Fecha: </text:span></text:p>
      <text:p text:style-name="P11"><text:span text:style-name="T6">Ejecutivo: </text:span></text:p>
      <text:p text:style-name="P7">Asunto: Agradecimiento por su preferencia</text:p>
      <text:p text:style-name="P6">Estimado Sr. Boscato</text:p>
      <text:p text:style-name="P10"><text:span text:style-name="T4">La empresa </text:span><text:span text:style-name="T6">SOS Software</text:span><text:span text:style-name="T4"> se complace en dirigirse hacia usted para saludarlo y aprovechar la oportunidad para agradecerle profundamente la preferencia que ha mostrado por nuestros productos y servicio. Su apoyo nos hace cada día mejores personas y aumenta nuestro compromiso con su satisfacción a través de lo que le ofrecemos.</text:span></text:p>
      <text:p text:style-name="P12"><text:span text:style-name="T2">Esperamos que su confianza en nosotros se incremente con cada adquisición de nuestros productos.</text:span><text:line-break/><text:span text:style-name="T2">Queremos comunicarle también que estamos complacidos de servirlo y ofrecerle productos de mejor calidad cada vez. Esperamos satisfacer sus necesidades con productos de primera calidad y a través del mejor servicio en el mercado.</text:span></text:p>
      <text:p text:style-name="P8">A su vez le notificamos que fue entregado satisfactoriamente los siguientes productos:</text:p>
      <text:p text:style-name="P8"/>
      <text:p text:style-name="P6">Nos despedimos de usted, no sin antes reiterarle nuestro agradecimiento y profundo compromiso con su bienestar. Estamos disponibles cuando usted así lo requiera.</text:p>
      <text:p text:style-name="P8"/>
      <text:p text:style-name="P6">Atentamente,</text:p>
      <text:p text:style-name="P12"><text:span text:style-name="T3">Ricardo Novela</text:span><text:line-break/><text:span text:style-name="T2">Directivo Principal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palatino linotype', palatino, 'times new roman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1:41:10.682564052</meta:creation-date>
    <dc:date>2016-02-18T11:48:41.805866793</dc:date>
    <meta:editing-duration>PT7M31S</meta:editing-duration>
    <meta:editing-cycles>1</meta:editing-cycles>
    <meta:document-statistic meta:table-count="0" meta:image-count="0" meta:object-count="0" meta:page-count="1" meta:paragraph-count="12" meta:word-count="155" meta:character-count="1060" meta:non-whitespace-character-count="914"/>
    <meta:generator>LibreOffice/4.4.6.3$Linux_X86_64 LibreOffice_project/40m0$Build-3</meta:generator>
  </office:meta>
</office:document-meta>
</file>